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PRODUCT([.K8:.K10];[.L8:.L10])" office:value-type="float" office:value="4400" calcext:value-type="float">
            <text:p/>
          </table:table-cell>
          <table:table-cell/>
          <table:table-cell table:number-matrix-columns-spanned="1" table:number-matrix-rows-spanned="1" table:formula="of:=SUM([.K8:.K10]*[.L8:.L10])" office:value-type="float" office:value="4400" calcext:value-type="float">
            <text:p/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IF([.J8:.J10];&quot;=a&quot;;[.L8:.L10])" office:value-type="float" office:value="80" calcext:value-type="float">
            <text:p/>
          </table:table-cell>
          <table:table-cell table:number-matrix-columns-spanned="1" table:number-matrix-rows-spanned="1" table:formula="of:=SUM(IF([.J8:.J10]=&quot;a&quot;;[.K8:.K10]*[.L8:.L10];0))" office:value-type="float" office:value="3200" calcext:value-type="float">
            <text:p/>
          </table:table-cell>
          <table:table-cell table:formula="of:=40*30" office:value-type="float" office:value="1200" calcext:value-type="float">
            <text:p/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11"/>
        </table:table-row>
        <table:table-row table:style-name="ro1">
          <table:table-cell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11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20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1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0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11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1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11"/>
        </table:table-row>
        <table:table-row table:style-name="ro1" table:number-rows-repeated="104845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6:28:38.231284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8T05:48:10.037879675</dc:date>
    <meta:editing-duration>P2DT13H40M32S</meta:editing-duration>
    <meta:editing-cycles>76</meta:editing-cycles>
    <meta:document-statistic meta:table-count="1" meta:cell-count="238" meta:object-count="0"/>
  </office:meta>
</office:document-meta>
</file>